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230f07" officeooo:paragraph-rsid="00230f07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ef413d" fo:font-size="13pt" fo:font-style="normal" style:text-underline-style="none" fo:font-weight="normal" officeooo:rsid="00230f07" officeooo:paragraph-rsid="00230f07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_20_2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margin-top="0in" fo:margin-bottom="0.1965in" loext:contextual-spacing="false" fo:text-align="justify" style:justify-single-word="false"/>
    </style:style>
    <style:style style:name="P12" style:family="paragraph" style:parent-style-name="Preformatted_20_Text">
      <style:paragraph-properties fo:margin-top="0in" fo:margin-bottom="0.1965in" loext:contextual-spacing="false" fo:text-align="justify" style:justify-single-word="false"/>
      <style:text-properties fo:font-size="13pt" style:font-size-asian="13pt" style:font-size-complex="13pt"/>
    </style:style>
    <style:style style:name="P13" style:family="paragraph" style:parent-style-name="Preformatted_20_Text">
      <style:paragraph-properties fo:margin-top="0in" fo:margin-bottom="0.1965in" loext:contextual-spacing="false"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Preformatted_20_Text">
      <style:paragraph-properties fo:margin-top="0in" fo:margin-bottom="0.1965in" loext:contextual-spacing="false" fo:text-align="justify" style:justify-single-word="false"/>
      <style:text-properties fo:font-size="12pt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 fo:text-align="justify" style:justify-single-word="false"/>
    </style:style>
    <style:style style:name="P16" style:family="paragraph" style:parent-style-name="Heading_20_1">
      <style:paragraph-properties fo:text-align="justify" style:justify-single-word="false"/>
      <style:text-properties officeooo:paragraph-rsid="00198817"/>
    </style:style>
    <style:style style:name="P17" style:family="paragraph" style:parent-style-name="Heading_20_1">
      <style:paragraph-properties fo:text-align="center" style:justify-single-word="false"/>
      <style:text-properties fo:font-size="20pt" officeooo:paragraph-rsid="00198817" fo:background-color="#eeeeee" style:font-size-asian="20pt" style:font-size-complex="20pt"/>
    </style:style>
    <style:style style:name="P18" style:family="paragraph" style:parent-style-name="Preformatted_20_Text">
      <style:paragraph-properties fo:text-align="justify" style:justify-single-word="false"/>
      <style:text-properties fo:font-size="13pt" style:font-size-asian="13pt" style:font-size-complex="13pt"/>
    </style:style>
    <style:style style:name="P19" style:family="paragraph" style:parent-style-name="Preformatted_20_Text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Preformatted_20_Text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3pt" fo:font-weight="normal" officeooo:paragraph-rsid="001bcf5e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201a26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98817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9d0b9" style:font-size-asian="13pt" style:font-weight-asian="normal" style:font-size-complex="13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officeooo:rsid="0019d0b9"/>
    </style:style>
    <style:style style:name="T14" style:family="text">
      <style:text-properties fo:color="#ef413d"/>
    </style:style>
    <style:style style:name="T15" style:family="text">
      <style:text-properties fo:color="#ef413d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ef413d" fo:font-size="13pt" fo:font-weight="normal" fo:background-color="#eeeeee" loext:char-shading-value="0" style:font-size-asian="13pt" style:font-weight-asian="normal" style:font-size-complex="13pt" style:font-weight-complex="normal"/>
    </style:style>
    <style:style style:name="T17" style:family="text">
      <style:text-properties fo:color="#ef413d" fo:font-size="13pt" style:font-size-asian="13pt" style:font-size-complex="13pt"/>
    </style:style>
    <style:style style:name="T18" style:family="text">
      <style:text-properties fo:color="#ef413d" fo:font-size="13pt" fo:background-color="#eeeeee" loext:char-shading-value="0" style:font-size-asian="13pt" style:font-size-complex="13pt"/>
    </style:style>
    <style:style style:name="T19" style:family="text">
      <style:text-properties fo:color="#ef413d" fo:font-size="15pt" style:font-size-asian="15pt" style:font-size-complex="15pt"/>
    </style:style>
    <style:style style:name="T20" style:family="text">
      <style:text-properties fo:color="#ef413d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ef413d" fo:font-size="15pt" fo:font-weight="bold" fo:background-color="#eeeeee" loext:char-shading-value="0" style:font-size-asian="15pt" style:font-weight-asian="bold" style:font-size-complex="15pt" style:font-weight-complex="bold"/>
    </style:style>
    <style:style style:name="T22" style:family="text">
      <style:text-properties fo:color="#ef413d" fo:font-size="15pt" fo:font-weight="bold" officeooo:rsid="0019d0b9" fo:background-color="#eeeeee" loext:char-shading-value="0" style:font-size-asian="15pt" style:font-weight-asian="bold" style:font-size-complex="15pt" style:font-weight-complex="bold"/>
    </style:style>
    <style:style style:name="T23" style:family="text">
      <style:text-properties fo:color="#ef413d" fo:font-size="15pt" fo:background-color="#eeeeee" loext:char-shading-value="0" style:font-size-asian="15pt" style:font-size-complex="15pt"/>
    </style:style>
    <style:style style:name="T24" style:family="text">
      <style:text-properties fo:color="#ef413d" fo:background-color="#eeeeee" loext:char-shading-value="0"/>
    </style:style>
    <style:style style:name="T25" style:family="text">
      <style:text-properties fo:color="#ef413d" officeooo:rsid="001bcf5e" fo:background-color="#eeeeee" loext:char-shading-value="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1da885"/>
    </style:style>
    <style:style style:name="T29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consoleligne_de_commande"/>Console : ligne de commande</text:h>
      <text:h text:style-name="P16" text:outline-level="1"><text:span text:style-name="T4">Ce</text:span><text:span text:style-name="T5">s </text:span><text:span text:style-name="T4">commandes /Linux basiques </text:span><text:span text:style-name="T5">sont</text:span><text:span text:style-name="T4">à utiliser dans un terminal. Tous les noms de commande seront en </text:span><text:span text:style-name="Strong_20_Emphasis"><text:span text:style-name="T4">GRAS</text:span></text:span><text:span text:style-name="T4">. Les commandes devront être tapées en respectant </text:span><text:span text:style-name="Strong_20_Emphasis"><text:span text:style-name="T4">la casse</text:span></text:span><text:span text:style-name="T4"> selon l'exemple encadré. Pour un complément d'information, lisez le </text:span><text:span text:style-name="Strong_20_Emphasis"><text:span text:style-name="T4">man</text:span></text:span><text:span text:style-name="T4"> de chaque commande.</text:span></text:h>
      <text:h text:style-name="P9" text:outline-level="2"><text:bookmark text:name="syntaxe_generale"/>Syntaxe générale: </text:h>
      <text:p text:style-name="P8">Le 1er mot tapé est une commande. Les lettres tapées après un tiret, et les mots tapés après 2 tirets, sont des options. Le reste ce sont des paramètres. Notez qu'il existe des commandes sans paramètres, d'autres sans options, et même certaines qui prennent une commande en paramètres ! </text:p>
      <text:h text:style-name="P9" text:outline-level="2"><text:bookmark text:name="commandes_basiques"/>Commandes basiques:</text:h>
      <text:p text:style-name="P24"/>
      <text:p text:style-name="P20"><text:span text:style-name="T21">info man</text:span><text:span text:style-name="T7">: </text:span><text:span text:style-name="T12">donne des infos sur la commande man.</text:span><text:span text:style-name="T10"> </text:span></text:p>
      <text:p text:style-name="P14"/>
      <text:p text:style-name="P15"><text:span text:style-name="T21">man info</text:span><text:span text:style-name="T7">: </text:span><text:span text:style-name="T9">donne le manuel de la commande info.</text:span><text:span text:style-name="T2"> </text:span></text:p>
      <text:p text:style-name="P8"><text:tab/>On peut également avoir une aide rapide sur la plupart des commandes par l'option <text:span text:style-name="Strong_20_Emphasis"><text:span text:style-name="Source_20_Text">–help</text:span></text:span> <text:tab/>(ou parfois <text:span text:style-name="Strong_20_Emphasis"><text:span text:style-name="Source_20_Text">-h</text:span></text:span>) <text:s/><text:span text:style-name="T7">man –help <text:s/>man -h</text:span></text:p>
      <text:p text:style-name="P1"><text:span text:style-name="Strong_20_Emphasis"><text:span text:style-name="T24">ls </text:span></text:span><text:span text:style-name="Strong_20_Emphasis">: </text:span><text:span text:style-name="Strong_20_Emphasis"><text:span text:style-name="T27"><text:tab/></text:span></text:span><text:span text:style-name="T9">liste les fichiers et les sous-dossiers. (</text:span><text:span text:style-name="Strong_20_Emphasis"><text:span text:style-name="T9">ls</text:span></text:span><text:span text:style-name="T9"> = </text:span><text:span text:style-name="Strong_20_Emphasis"><text:span text:style-name="T9">l</text:span></text:span><text:span text:style-name="T9">i</text:span><text:span text:style-name="Strong_20_Emphasis"><text:span text:style-name="T9">s</text:span></text:span><text:span text:style-name="T9">t) </text:span></text:p>
      <text:p text:style-name="P7"><text:span text:style-name="T2"><text:tab/>Pour obtenir plus d'information, utilisez l'option </text:span><text:span text:style-name="Strong_20_Emphasis"><text:span text:style-name="T2">-l</text:span></text:span><text:span text:style-name="T2"> (pour version </text:span><text:span text:style-name="Strong_20_Emphasis"><text:span text:style-name="T2">l</text:span></text:span><text:span text:style-name="T2">ongue) : </text:span></text:p>
      <text:p text:style-name="P15"><text:tab/><text:span text:style-name="T7">ls -l</text:span></text:p>
      <text:p text:style-name="P7"><text:span text:style-name="T2"><text:tab/>Pour afficher aussi les fichiers "cachés" (en fait ceux qui commencent par un point) <text:tab/>utilisez l'option </text:span><text:span text:style-name="Strong_20_Emphasis"><text:span text:style-name="T2">-A</text:span></text:span><text:span text:style-name="T2"> (pour </text:span><text:span text:style-name="Strong_20_Emphasis"><text:span text:style-name="T2">A</text:span></text:span><text:span text:style-name="T2">ll) : </text:span></text:p>
      <text:p text:style-name="P15"><text:tab/><text:span text:style-name="T11">ls -A</text:span></text:p>
      <text:p text:style-name="P8"><text:tab/>On peut bien sûr mélanger les deux options <text:span text:style-name="T13">et afficher tous les fichiers même cachés avec <text:tab/>les détails</text:span> : </text:p>
      <text:p text:style-name="P20"><text:span text:style-name="T11"><text:tab/>ls -Al <text:s/></text:span>### Vous affichera tous les fichiers, même cachés, avec</text:p>
      <text:p text:style-name="P15"><text:tab/> les détails</text:p>
      <text:h text:style-name="P10" text:outline-level="3"><text:bookmark text:name="cd"/><text:span text:style-name="T21">cd</text:span><text:span text:style-name="T16"> <text:s/></text:span><text:span text:style-name="T9">permet de changer de répertoire (cd = change directory).</text:span></text:h>
      <text:p text:style-name="P2"/>
      <text:h text:style-name="P10" text:outline-level="3"><text:span text:style-name="T22">m</text:span><text:span text:style-name="T21">kdir</text:span><text:span text:style-name="T15"> : <text:tab/></text:span><text:span text:style-name="T4">permet de créer des répertoires. (mkdir = make directory) Exemple</text:span><text:span text:style-name="T6">s</text:span><text:span text:style-name="T4"> : </text:span></text:h>
      <text:p text:style-name="P20"><text:tab/><text:tab/><text:span text:style-name="T7">mkdir musique</text:span> <text:s/>### crée un répertoire musique ou pas</text:p>
      <text:p text:style-name="P20"/>
      <text:p text:style-name="P15"><text:soft-page-break/><text:tab/><text:tab/><text:span text:style-name="T7">man mkdir</text:span> <text:s text:c="2"/>### pour avoir les options de mkdir</text:p>
      <text:p text:style-name="P15"><text:span text:style-name="Strong_20_Emphasis"><text:span text:style-name="T18">touch:</text:span></text:span><text:span text:style-name="Strong_20_Emphasis"><text:span text:style-name="T2"> </text:span></text:span><text:span text:style-name="T3">p</text:span><text:span text:style-name="T2">ermet de créer un fichier.</text:span></text:p>
      <text:h text:style-name="P11" text:outline-level="3"><text:bookmark text:name="pwd"/><text:span text:style-name="T24">p</text:span><text:span text:style-name="T23">wd</text:span><text:span text:style-name="T14">: </text:span><text:span text:style-name="T9">permet de savoir dans quel répertoire de l'arborescence vous êtes localisé. (pwd = <text:tab/>present working directory) </text:span></text:h>
      <text:p text:style-name="P1"><text:span text:style-name="Strong_20_Emphasis"><text:span text:style-name="T25">m</text:span></text:span><text:span text:style-name="Strong_20_Emphasis"><text:span text:style-name="T24">v</text:span></text:span><text:span text:style-name="Strong_20_Emphasis"><text:span text:style-name="T17">:</text:span></text:span><text:span text:style-name="Strong_20_Emphasis"><text:span text:style-name="T2"> </text:span></text:span><text:span text:style-name="Strong_20_Emphasis"><text:span text:style-name="T9"><text:tab/></text:span></text:span><text:span text:style-name="T9">sert à déplacer un dossier (ou fichier) à un endroit différent ou à le renommer. (mv = <text:tab/>move)</text:span><text:span text:style-name="T2"> Exemples : </text:span></text:p>
      <text:p text:style-name="P2"/>
      <text:p text:style-name="P5"><text:span text:style-name="T4"><text:tab/></text:span><text:span text:style-name="T7">mv bonjour bonsoir</text:span><text:span text:style-name="T2"> <text:s text:c="6"/>### pour renommer le fichier/répertoire "bonjour" en <text:tab/>"bonsoir"</text:span></text:p>
      <text:p text:style-name="P20"/>
      <text:p text:style-name="P20"><text:tab/><text:span text:style-name="T7">mv bonsoir ~/Desktop</text:span><text:span text:style-name="T2"> <text:s/>### déplace le fichier "bonsoir" du <text:tab/>répertoire <text:tab/>courant vers le répertoire ~/Desktop sans <text:tab/>le renommer</text:span></text:p>
      <text:p text:style-name="P18"/>
      <text:p text:style-name="P18"><text:tab/><text:span text:style-name="T1">mv bonsoir ~/Desktop/bonnenuit</text:span> ###déplace le fichier <text:tab/>"bonsoir" du courant <text:tab/>vers le répertoire ~/Desktop et le <text:tab/>renomme en <text:s/>bonnenuit (bien sûr bonnenuit n'existait pas <text:tab/>dans le répertoire ~/Desktop <text:tab/>sinon le système vous <text:tab/>demandera la confirmation pour <text:tab/>écraser l'ancien <text:tab/>fichier)</text:p>
      <text:p text:style-name="P18"/>
      <text:p text:style-name="P12"><text:tab/><text:span text:style-name="T1">man mv </text:span><text:s/>### pour avoir les options de mv</text:p>
      <text:p text:style-name="P1"><text:span text:style-name="Strong_20_Emphasis"><text:span text:style-name="T24">cp</text:span></text:span><text:span text:style-name="Strong_20_Emphasis"><text:span text:style-name="T14">:</text:span></text:span><text:span text:style-name="T14"> </text:span><text:span text:style-name="T17"><text:tab/></text:span><text:span text:style-name="T9">fait une copie d'un fichier ou répertoire. (cp = copy) </text:span><text:span text:style-name="T7">Exemple : </text:span></text:p>
      <text:p text:style-name="P22"><text:tab/></text:p>
      <text:p text:style-name="Preformatted_20_Text"><text:span text:style-name="T4"><text:tab/></text:span><text:span text:style-name="T7">cp bonjour bonsoir</text:span><text:span text:style-name="T2"> <text:s/>fait une copie exacte du fichier <text:tab/><text:tab/><text:tab/><text:tab/>"bonjour" et l'appelle <text:tab/>"bonsoir", mais le <text:tab/><text:tab/><text:tab/>fichier "bonjour" est toujours là. <text:s/>Quand vous <text:tab/><text:tab/><text:tab/>employez "mv" le <text:tab/>fichier source n'existe plus, <text:tab/><text:tab/><text:tab/>alors que quand vous utiliserez "cp" le fichier <text:tab/><text:tab/><text:tab/><text:tab/>se <text:tab/>dédouble sans être supprimé.</text:span></text:p>
      <text:p text:style-name="P18"/>
      <text:p text:style-name="P12"><text:tab/><text:span text:style-name="T1">man cp</text:span> <text:s text:c="2"/>### pour avoir les options de cp</text:p>
      <text:p text:style-name="P2"><text:span text:style-name="Strong_20_Emphasis"><text:span text:style-name="T23">rm</text:span></text:span><text:span text:style-name="Strong_20_Emphasis">: </text:span><text:s/><text:span text:style-name="T26">p</text:span><text:span text:style-name="T27">ermet de supprimer un fichier ou répertoire. (rm = remove)</text:span><text:span text:style-name="T26"> </text:span></text:p>
      <text:p text:style-name="P5"><text:span text:style-name="T4"><text:tab/></text:span><text:span text:style-name="T26">Attention cette commande est irréversible donc soyez vigilant quand vous l'utilisez. </text:span></text:p>
      <text:p text:style-name="P8"><text:span text:style-name="T26"><text:tab/>Cette commande peut se révéler </text:span><text:a xlink:type="simple" xlink:href="https://doc.ubuntu-fr.org/commandes_dangereuses" text:style-name="Internet_20_link" text:visited-style-name="Visited_20_Internet_20_Link"><text:span text:style-name="T26">dangereuse</text:span></text:a><text:span text:style-name="T26"> </text:span></text:p>
      <text:p text:style-name="P19"><text:tab/><text:span text:style-name="T1">rm nom_fichier</text:span> ### supprime le fichier <text:tab/>nom_fichier du <text:tab/><text:tab/><text:tab/>répertoire courant</text:p>
      <text:p text:style-name="P19"/>
      <text:p text:style-name="P19"><text:tab/><text:span text:style-name="T1">rm /home/documents/nom_fichier</text:span> ### supprime le fichier <text:tab/><text:tab/><text:tab/>nom_fichier du répertoire /home/documents</text:p>
      <text:p text:style-name="P19"><text:s text:c="28"/></text:p>
      <text:p text:style-name="P13"><text:soft-page-break/><text:tab/><text:span text:style-name="T1">rm -rf lenomdudossier</text:span> ### supprime le dossier le nom du <text:tab/><text:tab/><text:tab/>dossier du répertoire courant</text:p>
      <text:p text:style-name="P19"><text:tab/><text:span text:style-name="T1">man rm <text:s/></text:span><text:s text:c="2"/>### pour avoir les options de "rm"</text:p>
      <text:p text:style-name="P3"><text:span text:style-name="Strong_20_Emphasis"><text:span text:style-name="T23"><text:tab/></text:span></text:span><text:a xlink:type="simple" xlink:href="https://doc.ubuntu-fr.org/apt-cli" text:style-name="Internet_20_link" text:visited-style-name="Visited_20_Internet_20_Link"><text:span text:style-name="Strong_20_Emphasis">apt</text:span></text:a><text:span text:style-name="T23"> </text:span><text:span text:style-name="T19">: </text:span><text:span text:style-name="T27">permet de gérer les paquets Debian de votre Ubuntu. Exemple : </text:span></text:p>
      <text:p text:style-name="P23"/>
      <text:p text:style-name="P5"><text:span text:style-name="T8"><text:tab/></text:span><text:span text:style-name="T7">sudo apt update </text:span><text:s text:c="5"/>### permet de mettre à jour la liste des paquets disponibles, <text:tab/><text:tab/><text:tab/><text:tab/>commande <text:s/>à <text:s/>taper en premier avant toute installation pour être sûr d'avoir <text:tab/><text:tab/><text:tab/>les <text:s/>mises à jour.</text:p>
      <text:p text:style-name="P20"/>
      <text:p text:style-name="P20"><text:tab/><text:span text:style-name="T7">sudo apt upgrade</text:span><text:span text:style-name="T11"> </text:span><text:s text:c="3"/>### permet de mettre à jour les paquets déjà <text:tab/><text:tab/><text:tab/><text:tab/>installés, à taper pour faire les mises à <text:span text:style-name="T28">jour de sécurité.</text:span> <text:s text:c="23"/></text:p>
      <text:p text:style-name="P20"/>
      <text:p text:style-name="P20"><text:tab/><text:span text:style-name="T7">sudo apt install soft</text:span><text:span text:style-name="T10"> </text:span><text:s/>### Installe le logiciel "soft" en gérant <text:tab/><text:tab/><text:tab/><text:tab/>les dépendances, donc "apt" vous demande peut être <text:tab/><text:tab/> <text:tab/><text:tab/><text:tab/>d'autres paquets en complément.</text:p>
      <text:p text:style-name="P20"/>
      <text:p text:style-name="P20"><text:tab/><text:span text:style-name="T7">sudo apt remove soft</text:span><text:span text:style-name="T1"> </text:span><text:s/>### désinstalle le paquet "soft".</text:p>
      <text:p text:style-name="P20"/>
      <text:p text:style-name="P20"><text:tab/><text:span text:style-name="T7">sudo apt autoremove soft</text:span><text:span text:style-name="T1"> <text:s/></text:span>### désinstalle "proprement" le paquet <text:tab/><text:tab/><text:tab/><text:tab/><text:tab/>"soft" ainsi que ses dépendances</text:p>
      <text:p text:style-name="P20"/>
      <text:p text:style-name="P20"><text:tab/><text:span text:style-name="T7">apt search supersoft</text:span><text:span text:style-name="T11"> </text:span><text:s text:c="3"/>### recherche le texte "supersoft" dans les <text:tab/><text:tab/><text:tab/><text:tab/><text:tab/><text:tab/>descriptions des paquets</text:p>
      <text:p text:style-name="P20"/>
      <text:p text:style-name="P15"><text:tab/><text:span text:style-name="T7">man apt </text:span><text:s text:c="3"/>### pour avoir les options de "apt".</text:p>
      <text:p text:style-name="P4"><text:span text:style-name="T20">Cat:</text:span> <text:span text:style-name="T1">donne le contenu de la commande</text:span></text:p>
      <text:p text:style-name="P6"><text:span text:style-name="T1">subl: <text:s/></text:span><text:span text:style-name="T29">permet de revenir en mode term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57:02.062351872</meta:creation-date>
    <dc:date>2019-01-22T11:10:18.148721248</dc:date>
    <meta:editing-duration>PT4H9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660" meta:character-count="4202" meta:non-whitespace-character-count="3358"/>
  </office:meta>
</office:document-meta>
</file>